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2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/>
      <style:text-properties style:font-name="Arial1" fo:font-size="6pt" style:font-size-asian="6pt" style:font-size-complex="6pt"/>
    </style:style>
    <style:style style:name="P4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P5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P6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0pt" fo:language="it" fo:country="IT" style:font-size-asian="10pt" style:font-size-complex="10pt"/>
    </style:style>
    <style:style style:name="P7" style:family="paragraph" style:parent-style-name="Text_20_body">
      <style:paragraph-properties fo:margin-top="0cm" fo:margin-bottom="0cm" fo:text-align="start" style:justify-single-word="false" fo:background-color="#ffff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fo:text-align="start" style:justify-single-word="false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top="0cm" fo:margin-bottom="0cm"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top="0cm" fo:margin-bottom="0cm"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top="0cm" fo:margin-bottom="0cm" fo:text-align="start" style:justify-single-word="false" fo:background-color="#ffffff">
        <style:tab-stops>
          <style:tab-stop style:position="5.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top="0cm" fo:margin-bottom="0cm" fo:text-align="start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 style:master-page-name="First_20_Page">
      <style:paragraph-properties fo:margin-top="0cm" fo:margin-bottom="0cm" fo:text-align="start" style:justify-single-word="false" style:page-number="auto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fo:text-align="start" style:justify-single-word="false"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font-name="Arial2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it" fo:country="IT"/>
    </style:style>
    <style:style style:name="T4" style:family="text">
      <style:text-properties fo:language="de" fo:country="CH"/>
    </style:style>
    <style:style style:name="T5" style:family="text">
      <style:text-properties fo:color="#00000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[Mandant.Titel] [Mandant.Vorname] [Mandant.Name]</text:p>
      <text:p text:style-name="P10">Facharzt für [Mandant.TarmedSpezialität]</text:p>
      <text:p text:style-name="P9">EAN [Mandant.EAN] ZSR-Nr. [Mandant.KSK]</text:p>
      <text:p text:style-name="P10"/>
      <text:p text:style-name="P12">[Mandant.Strasse]</text:p>
      <text:p text:style-name="P15">[Mandant.Plz] [Mandant.Ort]</text:p>
      <text:p text:style-name="P15">[Mandant.E-Mail]</text:p>
      <text:p text:style-name="P15">Tel. [Mandant.Telefon1]</text:p>
      <text:p text:style-name="P13"><draw:frame draw:style-name="fr1" draw:name="Rahmen1" text:anchor-type="paragraph" svg:x="7.37cm" svg:y="0.182cm" svg:width="5.136cm" svg:height="2.016cm" draw:z-index="0"><draw:text-box><text:p text:style-name="P16">z. Hd. Arbeitgeber</text:p><text:p text:style-name="P16">[Adressat.Anschrift]</text:p></draw:text-box></draw:frame></text:p>
      <text:p text:style-name="P11"/>
      <text:p text:style-name="P11"/>
      <text:p text:style-name="P11"/>
      <text:p text:style-name="P6"/>
      <text:p text:style-name="P6"/>
      <text:p text:style-name="P6"/>
      <text:p text:style-name="P6">[Mandant.Ort], [Datum.heute]</text:p>
      <text:p text:style-name="P11"/>
      <text:p text:style-name="P11"/>
      <text:p text:style-name="P11"/>
      <text:p text:style-name="P7"><text:span text:style-name="T3">Patient: [Patient.Vorname]</text:span> <text:span text:style-name="T3">[</text:span><text:span text:style-name="T4">Patient.Name</text:span><text:span text:style-name="T3">]</text:span> (<text:span text:style-name="T3">[Patient.Geschlecht]), [Patient.Geburtsdatum]</text:span></text:p>
      <text:p text:style-name="P8"><text:span text:style-name="T3">[Patient.Strasse],</text:span> <text:span text:style-name="T3">[Patient.Plz]</text:span> <text:span text:style-name="T3">[Patient.Ort]</text:span></text:p>
      <text:p text:style-name="P19"><text:span text:style-name="T5">Tel1 [Patient.Telefon1], Tel2 [Patient.Telefon2], Mobil [Patient.Natel], E-Mail [Patient.E-Mail]</text:span></text:p>
      <text:p text:style-name="P11"/>
      <text:p text:style-name="P11"/>
      <text:p text:style-name="P11">[Patient:mw:Herr/Frau] [Patient.Name] war/ist vom [AUF.von] bis zum [AUF.bis] zu [AUF.Prozent]% arbeitsunfähig.</text:p>
      <text:p text:style-name="P11"/>
      <text:p text:style-name="P11">Grund: [AUF.Grund]</text:p>
      <text:p text:style-name="P11"/>
      <text:p text:style-name="P11"/>
      <text:p text:style-name="P11">[AUF.Zusatz]</text:p>
      <text:p text:style-name="P11"/>
      <text:p text:style-name="P11"/>
      <text:p text:style-name="P14">Freundliche Grüsse</text:p>
      <text:p text:style-name="P14"/>
      <text:p text:style-name="P14"/>
      <text:p text:style-name="P14"/>
      <text:p text:style-name="P14">[Mandant.Titel] [Mandant.Vorname] [Mandant.Name]</text:p>
      <text:p text:style-name="P10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MP2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3" style:family="paragraph" style:parent-style-name="Text_20_body">
      <style:paragraph-properties fo:margin-top="0cm" fo:margin-bottom="0cm"/>
      <style:text-properties style:font-name="Arial1" fo:font-size="6pt" style:font-size-asian="6pt" style:font-size-complex="6pt"/>
    </style:style>
    <style:style style:name="MP4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MP5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font-weight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1.251cm" fo:margin-bottom="1.251cm" fo:margin-left="1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1.251cm" fo:margin-bottom="1.25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Next_20_convert_20_1">
      <style:header>
        <text:p text:style-name="MP1"/>
        <text:p text:style-name="MP2">Arbeitsunfähigkeitszeugnis</text:p>
        <text:p text:style-name="MP1"/>
      </style:header>
    </style:master-page>
    <style:master-page style:name="Next_20_convert_20_1" style:display-name="Next convert 1" style:page-layout-name="Mpm3">
      <style:header>
        <text:p text:style-name="MP3"><text:span text:style-name="MT1">[Mandant.Titel] [Mandant.Vorname] [Mandant.Name]</text:span>, Facharzt für [Mandant.TarmedSpezialität]</text:p>
        <text:p text:style-name="MP3">[Mandant.Strasse], [Mandant.Plz] [Mandant.Ort]</text:p>
        <text:p text:style-name="MP3">Tel [Mandant.Telefon1], Fax [Mandant.Fax], E-Mail [Mandant.E-Mail], EAN [Mandant.EAN], ZSR-Nr. [Mandant.KSK]</text:p>
      </style:header>
      <style:footer>
        <text:p text:style-name="MP4"><text:span text:style-name="MT1">[Patient.Vorname] [Patient.Name] (</text:span><text:span text:style-name="MT2">[Patient.Geschlecht])</text:span><text:span text:style-name="MT1">, [Patient.Geburtsdatum</text:span><text:span text:style-name="MT2">], </text:span>[Patient.Strasse], [Patient.Plz] [Patient.Ort]</text:p>
        <text:p text:style-name="MP4">Tel1 [Patient.Telefon1], Tel2 [Patient.Telefon2], Natel [Patient.Natel], E-Mail [Patient.E-Mail]</text:p>
        <text:p text:style-name="MP5">Seite <text:page-number text:select-page="current"/> /<text:page-count>1</text:page-count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30T14:46:50.16</meta:creation-date>
    <dc:date>2020-10-14T08:17:26.52</dc:date>
    <meta:editing-duration>PT1H10S</meta:editing-duration>
    <meta:editing-cycles>23</meta:editing-cycles>
    <meta:generator>OpenOffice/4.1.7$Win32 OpenOffice.org_project/417m1$Build-9800</meta:generator>
    <dc:creator>Leon Mosimann</dc:creator>
    <meta:document-statistic meta:table-count="0" meta:image-count="0" meta:object-count="0" meta:page-count="1" meta:paragraph-count="26" meta:word-count="97" meta:character-count="1256"/>
  </office:meta>
</office:document-meta>
</file>